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7d8a" officeooo:paragraph-rsid="0017423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0023" officeooo:paragraph-rsid="0019897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ac7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9897f" officeooo:paragraph-rsid="0019897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09ccc" officeooo:paragraph-rsid="001199c2" style:font-weight-asian="normal" style:font-weight-complex="normal"/>
    </style:style>
    <style:style style:name="P26" style:family="paragraph" style:parent-style-name="Standard">
      <style:text-properties style:text-underline-style="none" officeooo:rsid="000a9726" officeooo:paragraph-rsid="000a9726"/>
    </style:style>
    <style:style style:name="P27" style:family="paragraph" style:parent-style-name="Standard">
      <style:text-properties officeooo:paragraph-rsid="000a9726"/>
    </style:style>
    <style:style style:name="P28" style:family="paragraph" style:parent-style-name="Standard">
      <style:text-properties fo:font-weight="normal" officeooo:paragraph-rsid="000a9726" style:font-weight-asian="normal" style:font-weight-complex="normal"/>
    </style:style>
    <style:style style:name="P29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30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1" style:family="paragraph" style:parent-style-name="Standard">
      <style:text-properties officeooo:paragraph-rsid="00109ccc"/>
    </style:style>
    <style:style style:name="P32" style:family="paragraph" style:parent-style-name="Standard">
      <style:text-properties officeooo:paragraph-rsid="001199c2"/>
    </style:style>
    <style:style style:name="P33" style:family="paragraph" style:parent-style-name="Standard">
      <style:text-properties style:text-underline-style="none" fo:font-weight="normal" officeooo:rsid="00109ccc" officeooo:paragraph-rsid="0029b2c5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0e7d8a" officeooo:paragraph-rsid="0029409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20023" officeooo:paragraph-rsid="00294099" style:font-weight-asian="normal" style:font-weight-complex="normal"/>
    </style:style>
    <style:style style:name="P36" style:family="paragraph" style:parent-style-name="Standard">
      <style:text-properties officeooo:paragraph-rsid="00294099"/>
    </style:style>
    <style:style style:name="P37" style:family="paragraph" style:parent-style-name="Standard">
      <style:text-properties officeooo:paragraph-rsid="0029b2c5"/>
    </style:style>
    <style:style style:name="P38" style:family="paragraph" style:parent-style-name="Standard">
      <style:text-properties officeooo:rsid="001d6549" officeooo:paragraph-rsid="001d6549"/>
    </style:style>
    <style:style style:name="P39" style:family="paragraph" style:parent-style-name="Standard">
      <style:text-properties officeooo:rsid="0029b2c5" officeooo:paragraph-rsid="0029b2c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fo:font-weight="normal" officeooo:rsid="00167363" style:font-weight-asian="normal" style:font-weight-complex="normal"/>
    </style:style>
    <style:style style:name="T11" style:family="text">
      <style:text-properties fo:font-weight="normal" officeooo:rsid="001d6549" style:font-weight-asian="normal" style:font-weight-complex="normal"/>
    </style:style>
    <style:style style:name="T12" style:family="text">
      <style:text-properties style:text-underline-style="none" fo:font-weight="bold" officeooo:rsid="000a9726" style:font-weight-asian="bold" style:font-weight-complex="bold"/>
    </style:style>
    <style:style style:name="T13" style:family="text">
      <style:text-properties style:text-underline-style="none" fo:font-weight="bold" officeooo:rsid="000fd81a" style:font-weight-asian="bold" style:font-weight-complex="bold"/>
    </style:style>
    <style:style style:name="T14" style:family="text">
      <style:text-properties style:text-underline-style="none" fo:font-weight="bold" officeooo:rsid="00109ccc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09ccc" style:font-weight-asian="normal" style:font-weight-complex="normal"/>
    </style:style>
    <style:style style:name="T17" style:family="text">
      <style:text-properties style:text-underline-style="none" fo:font-weight="normal" officeooo:rsid="000fd81a" style:font-weight-asian="normal" style:font-weight-complex="normal"/>
    </style:style>
    <style:style style:name="T18" style:family="text">
      <style:text-properties style:text-underline-style="none" fo:font-weight="normal" officeooo:rsid="00120023" style:font-weight-asian="normal" style:font-weight-complex="normal"/>
    </style:style>
    <style:style style:name="T19" style:family="text">
      <style:text-properties style:text-underline-style="none" fo:font-weight="normal" officeooo:rsid="0029b2c5" style:font-weight-asian="normal" style:font-weight-complex="normal"/>
    </style:style>
    <style:style style:name="T20" style:family="text">
      <style:text-properties style:text-underline-style="none" fo:font-weight="normal" officeooo:rsid="002d6465" style:font-weight-asian="normal" style:font-weight-complex="normal"/>
    </style:style>
    <style:style style:name="T21" style:family="text">
      <style:text-properties style:text-underline-style="none" fo:font-weight="normal" officeooo:rsid="002ff64d" style:font-weight-asian="normal" style:font-weight-complex="normal"/>
    </style:style>
    <style:style style:name="T22" style:family="text">
      <style:text-properties style:text-underline-style="none" fo:font-weight="normal" officeooo:rsid="00313128" style:font-weight-asian="normal" style:font-weight-complex="normal"/>
    </style:style>
    <style:style style:name="T23" style:family="text">
      <style:text-properties style:text-underline-style="none" fo:font-weight="normal" officeooo:rsid="0032eb7e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a9726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8" style:family="text">
      <style:text-properties officeooo:rsid="0013c73f"/>
    </style:style>
    <style:style style:name="T29" style:family="text">
      <style:text-properties officeooo:rsid="0014bf7c"/>
    </style:style>
    <style:style style:name="T30" style:family="text">
      <style:text-properties officeooo:rsid="0019897f"/>
    </style:style>
    <style:style style:name="T31" style:family="text">
      <style:text-properties officeooo:rsid="001ac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10"/>
      <text:p text:style-name="P27"><text:span text:style-name="T12">LDR<text:tab/></text:span><text:span text:style-name="T1">-----nab-a22-----4a-4500</text:span></text:p>
      <text:p text:style-name="P1"><text:span text:style-name="T24">FMT<text:tab/></text:span><text:span text:style-name="T1">RS</text:span></text:p>
      <text:p text:style-name="P27"><text:span text:style-name="T25">003</text:span><text:span text:style-name="T2"><text:tab/>C</text:span><text:span text:style-name="T1">Z-PrUCL</text:span></text:p>
      <text:p text:style-name="P27"><text:span text:style-name="T25">005</text:span><text:span text:style-name="T2"><text:tab/></text:span><text:span text:style-name="T1">20201231</text:span></text:p>
      <text:p text:style-name="P28"/>
      <text:p text:style-name="P1"><text:span text:style-name="T24">040</text:span><text:span text:style-name="T1"><text:tab/>__<text:tab/>$aABB060$bcze</text:span></text:p>
      <text:p text:style-name="P1"><text:span text:style-name="T24">041</text:span><text:span text:style-name="T1"><text:tab/>0_<text:tab/>$acze</text:span></text:p>
      <text:p text:style-name="P1"><text:span text:style-name="T24">336</text:span><text:span text:style-name="T1"><text:tab/>__<text:tab/>$atext$btxt$2rdacontent</text:span></text:p>
      <text:p text:style-name="P27"><text:span text:style-name="T25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27"><text:span text:style-name="T25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27"><text:span text:style-name="T25">500</text:span><text:span text:style-name="T2"><text:tab/>__<text:tab/>$</text:span><text:span text:style-name="T1">aStrojově převedený záznam z RETROBI bez redakční kontroly.</text:span></text:p>
      <text:p text:style-name="P1"><text:span text:style-name="T24">910</text:span><text:span text:style-name="T1"><text:tab/>__<text:tab/>$aABB060</text:span></text:p>
      <text:p text:style-name="P1"><text:span text:style-name="T24">964</text:span><text:span text:style-name="T1"><text:tab/>__<text:tab/>$aRETROBI</text:span></text:p>
      <text:p text:style-name="P1"><text:span text:style-name="T24">OWN</text:span><text:span text:style-name="T1"><text:tab/>__<text:tab/>$aUCLA</text:span></text:p>
      <text:p text:style-name="P30"><text:span text:style-name="T24">SIF</text:span><text:tab/>__<text:tab/>$aRET</text:p>
      <text:p text:style-name="P29"/>
      <text:p text:style-name="P2"><text:span text:style-name="T28">ZÁKLADNÍ </text:span>TRANSFORMACE</text:p>
      <text:p text:style-name="P2"/>
      <text:p text:style-name="P26"><text:span text:style-name="T24">001</text:span><text:span text:style-name="T1"><text:tab/>RET</text:span><text:span text:style-name="T4">- + </text:span><text:span text:style-name="T1">ID</text:span></text:p>
      <text:p text:style-name="P2"/>
      <text:p text:style-name="P11">ID = Hodnota pole [_id]</text:p>
      <text:p text:style-name="P2"/>
      <text:p text:style-name="P19">Vstup:<text:tab/><text:tab/>0008e222cf83b1ee60886efd9913afe7</text:p>
      <text:p text:style-name="P19">Výstup:<text:tab/>=001 <text:s/>RET-0008e222cf83b1ee60886efd9913afe7</text:p>
      <text:p text:style-name="P2"/>
      <text:p text:style-name="P3">008<text:tab/><text:span text:style-name="T3">19600101 + [ s + ROK </text:span><text:span text:style-name="T26">OR</text:span><text:span text:style-name="T3"> n---- ] + ----xr------------|||-|| + </text:span><text:span text:style-name="T4">LANG + -d</text:span></text:p>
      <text:p text:style-name="P13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, </text:span><text:span text:style-name="T11">nebo přítomnosti v speciálním </text:span><text:span text:style-name="T1">seznamu hodnot.</text:span></text:p>
      <text:p text:style-name="P11"/>
      <text:p text:style-name="P19">Vstup:<text:tab/><text:tab/>1924 Národní Osvobození</text:p>
      <text:p text:style-name="P19">Výstup:<text:tab/>=008 <text:s/>19600101s1924----xr------------|||-||cze-d</text:p>
      <text:p text:style-name="P12"/>
      <text:p text:style-name="P4">100<text:tab/><text:span text:style-name="T1">1_</text:span><text:tab/><text:span text:style-name="T1">MDT</text:span> + <text:span text:style-name="T1">$4aut</text:span></text:p>
      <text:p text:style-name="P11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1"/>
      <text:p text:style-name="P19">Vstup:<text:tab/><text:tab/>Čapek, Karel jk01021023</text:p>
      <text:p text:style-name="P19">Výstup:<text:tab/>=100 <text:s/>1\$aČapek, Karel,$d1890-1938$7jk01021023$4aut</text:p>
      <text:p text:style-name="P12"/>
      <text:p text:style-name="P5">245<text:tab/><text:span text:style-name="T5">10<text:tab/>$a[Název textu k dispozici na připojeném lístku]$cNAME</text:span></text:p>
      <text:p text:style-name="P14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4"/>
      <text:p text:style-name="P20">Vstup:<text:tab/><text:tab/><text:span text:style-name="T28">Barák, <text:s/>Josef</text:span></text:p>
      <text:p text:style-name="P20">Výstup:<text:tab/><text:span text:style-name="T28">=245 <text:s/>10$a[Název textu k dispozici na připojeném lístku]$cJosef Barák</text:span></text:p>
      <text:p text:style-name="P15"/>
      <text:p text:style-name="P15"/>
      <text:p text:style-name="P15"/>
      <text:p text:style-name="P15"><text:soft-page-break/></text:p>
      <text:p text:style-name="P7">520<text:span text:style-name="T1"><text:tab/>2_<text:tab/>$aANOTACE</text:span></text:p>
      <text:p text:style-name="P14"/>
      <text:p text:style-name="P14">ANOTACE = Hodnota z [anotacni_cast/'anotace], pokud existuje pak hodnota [segment_anotation].</text:p>
      <text:p text:style-name="P14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</text:span><text:span text:style-name="T10">ne</text:span><text:span text:style-name="T1">kon</text:span><text:span text:style-name="T10">čí</text:span><text:span text:style-name="T1"> na . p</text:span><text:span text:style-name="T8">ř</text:span><text:span text:style-name="T1">id</text:span><text:span text:style-name="T8">á</text:span><text:span text:style-name="T1"> se . na konec.</text:span></text:p>
      <text:p text:style-name="P14"/>
      <text:p text:style-name="P21">Vstup:<text:tab/><text:tab/><text:span text:style-name="T29">Tři básně.</text:span></text:p>
      <text:p text:style-name="P21">Výstup:<text:tab/><text:span text:style-name="T29">=520 <text:s/>2\$aTři básně.</text:span></text:p>
      <text:p text:style-name="P15"/>
      <text:p text:style-name="P7">600<text:span text:style-name="T1"><text:tab/>17<text:tab/></text:span><text:span text:style-name="T6">MDT + $2czenas </text:span><text:span text:style-name="T26">OR</text:span><text:span text:style-name="T6"> $aNAME$7IDENT</text:span></text:p>
      <text:p text:style-name="P16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7"/>
      <text:p text:style-name="P24">Kompletní, nebo částečný výstup na zakladě MDT.</text:p>
      <text:p text:style-name="P17"/>
      <text:p text:style-name="P22">Vstup:<text:tab/><text:tab/><text:span text:style-name="T30">Kafka, Franz jn19990218037</text:span></text:p>
      <text:p text:style-name="P22">Výstup:<text:tab/><text:span text:style-name="T30">=600 <text:s/>17$aKafka, Franz,$d1883-1924$7jn19990218037$2czenas</text:span></text:p>
      <text:p text:style-name="P18"/>
      <text:p text:style-name="P8">655<text:span text:style-name="T1"><text:tab/>_7<text:tab/>$aCHAR</text:span></text:p>
      <text:p text:style-name="P17"/>
      <text:p text:style-name="P8"><text:span text:style-name="T1">CHAR = </text:span><text:span text:style-name="T7">Hodnota </text:span><text:span text:style-name="T1">[nazvova_cast/charakteristika].</text:span></text:p>
      <text:p text:style-name="P17"/>
      <text:p text:style-name="P23">Vstup:<text:tab/><text:tab/><text:span text:style-name="T31">Tři básně</text:span></text:p>
      <text:p text:style-name="P23">Výstup:<text:tab/><text:span text:style-name="T31">=655 <text:s/>\7$aTři básně</text:span></text:p>
      <text:p text:style-name="P17"><text:s/></text:p>
      <text:p text:style-name="P31"><text:span text:style-name="T13">773<text:tab/></text:span><text:span text:style-name="T16">0_<text:tab/>$tSRC$g + [„Jg.“ </text:span><text:span text:style-name="T27">OR</text:span><text:span text:style-name="T16"> „Roč.“ </text:span><text:span text:style-name="T27">OR</text:span><text:span text:style-name="T16"> „R.“ ] + ‚ ‘ + DATE + $9YEAR</text:span></text:p>
      <text:p text:style-name="P9"/>
      <text:p text:style-name="P31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2"><text:span text:style-name="T16">DATE = Hodnota [</text:span><text:span text:style-name="T15">bibliograficka_cast/zdroj/rok</text:span><text:span text:style-name="T16">].</text:span></text:p>
      <text:p text:style-name="P25"/>
      <text:p text:style-name="P38"><text:span text:style-name="T16">P</text:span><text:span text:style-name="T15">okud existuje [segment_bibliography] potom</text:span><text:span text:style-name="T16"> </text:span><text:span text:style-name="T19">odstranění ‚In: ‘ a ‚|‘.</text:span></text:p>
      <text:p text:style-name="P38"><text:span text:style-name="T19"/></text:p>
      <text:p text:style-name="P37"><text:span text:style-name="T19">SRC</text:span><text:span text:style-name="T16"> = </text:span><text:span text:style-name="T19">Prvn</text:span><text:span text:style-name="T20">í</text:span><text:span text:style-name="T19"> nenumerick</text:span><text:span text:style-name="T20">á</text:span><text:span text:style-name="T19"> </text:span><text:span text:style-name="T20">čá</text:span><text:span text:style-name="T19">st </text:span><text:span text:style-name="T20">ř</text:span><text:span text:style-name="T19">et</text:span><text:span text:style-name="T20">ě</text:span><text:span text:style-name="T19">zce.</text:span></text:p>
      <text:p text:style-name="P39"><text:span text:style-name="T19">D</text:span><text:span text:style-name="T15">ATE = Zb</text:span><text:span text:style-name="T20">ý</text:span><text:span text:style-name="T15">vaj</text:span><text:span text:style-name="T20">í</text:span><text:span text:style-name="T15">c</text:span><text:span text:style-name="T20">í</text:span><text:span text:style-name="T15"> data. P</text:span><text:span text:style-name="T20">ř</text:span><text:span text:style-name="T15">evod ‚str.‘ na ‚s.‘, p</text:span><text:span text:style-name="T20">ř</text:span><text:span text:style-name="T15">esunut</text:span><text:span text:style-name="T20">í</text:span><text:span text:style-name="T15"> ‚s. </text:span><text:span text:style-name="T21">xx</text:span><text:span text:style-name="T15">‘ na konec</text:span><text:span text:style-name="T23">(</text:span><text:span text:style-name="T21">pokud záznam obsahuje pouze jedn</text:span><text:span text:style-name="T22">u</text:span><text:span text:style-name="T21"> specifikaci strany</text:span><text:span text:style-name="T23">)</text:span><text:span text:style-name="T21">.</text:span></text:p>
      <text:p text:style-name="P33"><text:span text:style-name="T16"/></text:p>
      <text:p text:style-name="P36"><text:span text:style-name="T18">Vstup:<text:tab/><text:tab/></text:span>In: Národní listy 60, 1920, več. vyd., č. 225, s. 1, 16. 8.||</text:p>
      <text:p text:style-name="P35">Výstup:<text:tab/></text:p>
      <text:p text:style-name="P34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1-12T11:38:20.608864782</dc:date>
    <meta:editing-duration>PT6H3M1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343" meta:character-count="2417" meta:non-whitespace-character-count="2119"/>
  </office:meta>
</office:document-meta>
</file>